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25-01-07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23-01-11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21-12-09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20-12-29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20-01-23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19-02-12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17-12-0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17-02-08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16-01-27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15-02-20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14-03-0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13-01-31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11-12-13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11-02-08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09-12-07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09-01-09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08-01-29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07-01-25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06-01-03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05-01-06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04-01-22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03-01-09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0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01-01-22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8232" calcext:value-type="float">
            <text:p>48.3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2000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99-01-18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98-01-19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97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96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95-02-03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93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932" calcext:value-type="float">
            <text:p>51.7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92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4136" calcext:value-type="float">
            <text:p>52.9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91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8664" calcext:value-type="float">
            <text:p>53.3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9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6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4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3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2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2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2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2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2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1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1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1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1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1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1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6608" calcext:value-type="float">
            <text:p>58.96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0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7576" calcext:value-type="float">
            <text:p>61.37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0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0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584" calcext:value-type="float">
            <text:p>62.58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0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0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0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0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0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8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9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9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9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9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9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9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9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9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9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9696" calcext:value-type="float">
            <text:p>47.8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9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9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9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8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8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4224" calcext:value-type="float">
            <text:p>63.5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9544" calcext:value-type="float">
            <text:p>64.1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8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2712" calcext:value-type="float">
            <text:p>65.13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8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5928" calcext:value-type="float">
            <text:p>64.9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8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8224" calcext:value-type="float">
            <text:p>65.0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8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4952" calcext:value-type="float">
            <text:p>64.00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8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2888" calcext:value-type="float">
            <text:p>63.4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8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8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6168" calcext:value-type="float">
            <text:p>63.06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8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6064" calcext:value-type="float">
            <text:p>62.9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8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6168" calcext:value-type="float">
            <text:p>63.06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8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8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0216" calcext:value-type="float">
            <text:p>63.45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8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8816" calcext:value-type="float">
            <text:p>63.6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0712" calcext:value-type="float">
            <text:p>64.37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6352" calcext:value-type="float">
            <text:p>67.58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0992" calcext:value-type="float">
            <text:p>66.6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9512" calcext:value-type="float">
            <text:p>66.1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0304" calcext:value-type="float">
            <text:p>66.4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1264" calcext:value-type="float">
            <text:p>66.5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5432" calcext:value-type="float">
            <text:p>67.84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9504" calcext:value-type="float">
            <text:p>67.65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5968" calcext:value-type="float">
            <text:p>69.0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5968" calcext:value-type="float">
            <text:p>69.0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7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1352" calcext:value-type="float">
            <text:p>69.4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0976" calcext:value-type="float">
            <text:p>69.5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348" calcext:value-type="float">
            <text:p>69.75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4992" calcext:value-type="float">
            <text:p>71.94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6192" calcext:value-type="float">
            <text:p>70.1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984" calcext:value-type="float">
            <text:p>70.73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1864" calcext:value-type="float">
            <text:p>71.30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5224" calcext:value-type="float">
            <text:p>71.51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3408" calcext:value-type="float">
            <text:p>71.46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9736" calcext:value-type="float">
            <text:p>71.03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268" calcext:value-type="float">
            <text:p>70.97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6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3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2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0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70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6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68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344095082301</text:p>
          </table:table-cell>
          <table:table-cell office:value-type="string" calcext:value-type="string">
            <text:p>1966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41" meta:object-count="0"/>
    <meta:user-defined meta:name="AppVersion">3.0</meta:user-defined>
  </office:meta>
</office:document-meta>
</file>